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f6b" officeooo:paragraph-rsid="00018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ana maçã pê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8-01T15:40:34.321000000</dc:date>
    <meta:editing-duration>PT7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